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2.106cm"/>
    </style:style>
    <style:style style:name="co7" style:family="table-column">
      <style:table-column-properties fo:break-before="auto" style:column-width="4.503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54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152cm"/>
    </style:style>
    <style:style style:name="co12" style:family="table-column">
      <style:table-column-properties fo:break-before="auto" style:column-width="1.371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1.616cm"/>
    </style:style>
    <style:style style:name="co16" style:family="table-column">
      <style:table-column-properties fo:break-before="auto" style:column-width="0.497cm"/>
    </style:style>
    <style:style style:name="co17" style:family="table-column">
      <style:table-column-properties fo:break-before="auto" style:column-width="1.833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2.514cm"/>
    </style:style>
    <style:style style:name="co20" style:family="table-column">
      <style:table-column-properties fo:break-before="auto" style:column-width="2cm"/>
    </style:style>
    <style:style style:name="co21" style:family="table-column">
      <style:table-column-properties fo:break-before="auto" style:column-width="5.001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auto" style:column-width="2.187cm"/>
    </style:style>
    <style:style style:name="co24" style:family="table-column">
      <style:table-column-properties fo:break-before="auto" style:column-width="2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1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gr1" style:family="graphic" style:parent-style-name="Note">
      <style:graphic-properties fo:max-width="12cm" fo:min-height="0.791cm" fo:min-width="2.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6-05-01T09:42:20" calcext:value-type="date">
            <text:p>2026-05-01 09:42:20</text:p>
          </table:table-cell>
          <table:table-cell table:style-name="ce22" office:value-type="date" office:date-value="2026-05-01" calcext:value-type="date">
            <text:p>2026-05-01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9H42M20S" calcext:value-type="time">
            <text:p>09:42:20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6-05-01T09:42:20" calcext:value-type="date">
            <text:p>2026-05-01 09:42:20</text:p>
          </table:table-cell>
          <table:table-cell table:style-name="ce23" office:value-type="date" office:date-value="2026-05-01" calcext:value-type="date">
            <text:p>2026-05-01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1H42M20S" calcext:value-type="time">
            <text:p>21:42:20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6-05-01T09:42:20" calcext:value-type="date">
            <text:p>2026-05-01 09:42:20</text:p>
          </table:table-cell>
          <table:table-cell table:style-name="ce24" office:value-type="date" office:date-value="2026-05-01" calcext:value-type="date">
            <text:p>2026-05-01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9H42M20S" calcext:value-type="time">
            <text:p>09:42:20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6-05-01T09:42:20" calcext:value-type="date">
            <text:p>2026-05-01 09:42:20</text:p>
          </table:table-cell>
          <table:table-cell table:style-name="ce25" office:value-type="date" office:date-value="2026-05-01" calcext:value-type="date">
            <text:p>2026-05-01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1H42M20S" calcext:value-type="time">
            <text:p>21:42:20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6-05-01T09:42:20" calcext:value-type="date">
            <text:p>2026-05-01 09:42:20</text:p>
          </table:table-cell>
          <table:table-cell table:style-name="ce26" office:value-type="date" office:date-value="2026-05-01" calcext:value-type="date">
            <text:p>2026-05-01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9H42M20S" calcext:value-type="time">
            <text:p>09:42:20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6-05-01T09:42:20" calcext:value-type="date">
            <text:p>2026-05-01 09:42:20</text:p>
          </table:table-cell>
          <table:table-cell table:style-name="ce27" office:value-type="date" office:date-value="2026-05-01" calcext:value-type="date">
            <text:p>2026-05-01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1H42M20S" calcext:value-type="time">
            <text:p>21:42:20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6-05-01T09:42:20" calcext:value-type="date">
            <text:p>2026-05-01 09:42:20</text:p>
          </table:table-cell>
          <table:table-cell table:style-name="ce28" office:value-type="date" office:date-value="2026-05-01" calcext:value-type="date">
            <text:p>2026-05-01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9H42M20S" calcext:value-type="time">
            <text:p>09:42:20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6-05-01T09:42:20" calcext:value-type="date">
            <text:p>2026-05-01 09:42:20</text:p>
          </table:table-cell>
          <table:table-cell table:style-name="ce29" office:value-type="date" office:date-value="2026-05-01" calcext:value-type="date">
            <text:p>2026-05-01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1H42M20S" calcext:value-type="time">
            <text:p>21:42:20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6-05-01T09:42:20" calcext:value-type="date">
            <text:p>2026-05-01 09:42:20</text:p>
          </table:table-cell>
          <table:table-cell table:style-name="ce30" office:value-type="date" office:date-value="2026-05-01" calcext:value-type="date">
            <text:p>2026-05-01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9H42M20S" calcext:value-type="time">
            <text:p>09:42:20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6-05-01T09:42:20" calcext:value-type="date">
            <text:p>2026-05-01 09:42:20</text:p>
          </table:table-cell>
          <table:table-cell table:style-name="ce31" office:value-type="date" office:date-value="2026-05-01" calcext:value-type="date">
            <text:p>2026-05-01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1H42M20S" calcext:value-type="time">
            <text:p>21:42:20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svg:width="2.899cm" svg:height="0.991cm" svg:x="7.317cm" svg:y="4.37cm" draw:caption-point-x="-0.61cm" draw:caption-point-y="1.51cm">
              <dc:creator>Autoría desconocida</dc:creator>
              <dc:date>2026-05-01T09:42:00</dc:date>
              <text:p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11" table:default-cell-style-name="ce114"/>
        <table:table-column table:style-name="co12" table:default-cell-style-name="ce40"/>
        <table:table-column table:style-name="co13" table:default-cell-style-name="ce40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20" table:default-cell-style-name="ce40"/>
        <table:table-column table:style-name="co21" table:default-cell-style-name="ce114"/>
        <table:table-column table:style-name="co21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dena 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ena 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ena 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dena 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 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na 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dena 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dena 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ena 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dena 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ena 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dena 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dena 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na 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dena 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dena 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dena 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dena 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dena 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dena 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dena 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dena 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dena 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dena 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dena 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ena 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dena 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dena 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dena 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dena 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dena 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ena 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dena 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dena 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dena 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dena 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dena 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dena 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dena 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dena 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dena 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dena 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dena 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dena 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dena 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dena 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dena 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dena 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ena 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dena 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dena 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dena 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dena 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dena 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dena 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dena 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dena 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dena 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dena 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dena 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dena 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dena 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dena 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dena 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dena 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dena 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dena 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dena 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dena 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dena 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dena 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dena 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dena 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dena 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dena 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dena 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dena 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dena 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dena 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dena 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dena 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dena 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dena 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dena 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dena 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dena 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dena 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dena 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dena 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dena 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dena 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dena 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dena 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dena 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dena 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dena 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dena 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dena 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dena 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dena 9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dena 10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dena 10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dena 10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dena 10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dena 10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dena 10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dena 10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dena 10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dena 10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ena 10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dena 1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dena 1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dena 1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dena 1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dena 1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dena 1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dena 1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dena 1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dena 1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dena 1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dena 1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dena 1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dena 1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dena 1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ena 1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dena 1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ena 1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dena 1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dena 1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dena 1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dena 1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dena 1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dena 1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dena 1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dena 1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dena 1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dena 1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dena 1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dena 1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dena 1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dena 1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dena 1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dena 1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dena 1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dena 1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dena 1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dena 1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dena 1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dena 1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dena 1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dena 1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dena 1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dena 1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dena 1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dena 1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dena 1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dena 1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a 1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dena 1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dena 1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dena 1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dena 1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dena 1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dena 1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dena 1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dena 1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dena 1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dena 1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dena 1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dena 1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dena 1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dena 1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dena 1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dena 1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dena 1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dena 1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a 1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dena 1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dena 1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dena 1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dena 1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dena 1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dena 1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dena 1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dena 1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dena 1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dena 1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dena 1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dena 1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dena 1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dena 1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dena 1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dena 1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dena 1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dena 1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dena 1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dena 1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dena 1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dena 1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dena 19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dena 20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dena 20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dena 20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dena 20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dena 20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dena 20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dena 20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dena 20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dena 20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dena 20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dena 2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dena 2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dena 2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dena 2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adena 2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adena 2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dena 2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adena 2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dena 2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dena 2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dena 2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dena 2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dena 2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dena 2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dena 2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dena 2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dena 2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dena 2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dena 2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dena 2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dena 2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dena 2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dena 2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dena 2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dena 2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dena 2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dena 2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dena 2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dena 2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dena 2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dena 2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dena 2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dena 2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dena 2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dena 2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dena 2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dena 2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dena 2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dena 2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dena 2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dena 2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dena 2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dena 2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dena 2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dena 2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dena 2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dena 2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dena 2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dena 2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dena 2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dena 2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dena 2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dena 2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dena 2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dena 2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dena 2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dena 2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dena 2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dena 2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dena 2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dena 2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dena 2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dena 2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dena 2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dena 2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dena 2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dena 2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dena 2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dena 2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dena 2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dena 2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dena 2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dena 2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dena 2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dena 2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dena 2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dena 2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dena 2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dena 2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dena 2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dena 2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dena 2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dena 2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dena 2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dena 2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dena 2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dena 2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dena 2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dena 2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dena 29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dena 30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dena 30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dena 30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dena 30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dena 30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dena 30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dena 30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dena 30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dena 30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dena 30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dena 3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dena 3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dena 3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dena 3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adena 3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dena 3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dena 3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dena 3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dena 3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dena 3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dena 3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dena 3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dena 3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dena 3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dena 3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dena 3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dena 3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dena 3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dena 3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dena 3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dena 3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dena 3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dena 3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dena 3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dena 3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adena 3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dena 3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dena 3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adena 3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dena 3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dena 3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adena 3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dena 3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dena 3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adena 3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dena 3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dena 3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adena 3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dena 3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dena 3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adena 3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dena 3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dena 3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dena 3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dena 3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dena 3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dena 3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dena 3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dena 3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dena 3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dena 3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dena 3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adena 3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dena 3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dena 3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dena 3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dena 3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dena 3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dena 3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adena 3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dena 3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dena 3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dena 3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dena 3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adena 3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dena 3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dena 3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dena 3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dena 3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dena 3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dena 3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dena 3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dena 3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dena 3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dena 3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dena 3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dena 3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dena 3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dena 3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dena 3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dena 3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dena 3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dena 3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dena 3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dena 3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dena 3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dena 3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dena 3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dena 3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dena 399</text:p>
          </table:table-cell>
          <table:table-cell office:value-type="date" office:date-value="2026-05-01T09:42:21" calcext:value-type="date">
            <text:p>2026-05-01 09:42:21</text:p>
          </table:table-cell>
        </table:table-row>
      </table:table>
      <table:table table:name="Splits in 400 rows (2 de 3)" table:style-name="ta2">
        <table:table-column table:style-name="co20" table:default-cell-style-name="ce40"/>
        <table:table-column table:style-name="co21" table:default-cell-style-name="ce114"/>
        <table:table-column table:style-name="co21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dena 40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dena 40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dena 40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dena 40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dena 40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dena 40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dena 40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adena 40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adena 40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adena 40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adena 4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dena 4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adena 4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dena 4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dena 4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dena 4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dena 4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dena 4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dena 4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dena 4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dena 4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dena 4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dena 4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dena 4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dena 4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dena 4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dena 4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dena 4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adena 4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dena 4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dena 4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adena 4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dena 4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dena 4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dena 4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adena 4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dena 4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dena 4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dena 4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dena 4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dena 4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dena 4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dena 4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dena 4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dena 4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dena 4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dena 4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dena 4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dena 4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dena 4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dena 4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dena 4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dena 4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dena 4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dena 4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dena 4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adena 4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dena 4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dena 4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dena 4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dena 4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adena 4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dena 4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dena 4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dena 4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dena 4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dena 4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dena 4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dena 4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dena 4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dena 4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dena 4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dena 4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dena 4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dena 4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dena 4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dena 4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adena 4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dena 4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adena 4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dena 4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dena 4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dena 4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dena 4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adena 4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dena 4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dena 4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dena 4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dena 4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dena 4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dena 4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adena 4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adena 4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dena 4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dena 4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dena 4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dena 4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dena 4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adena 4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dena 49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dena 50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dena 50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dena 50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dena 50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adena 50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dena 50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dena 50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dena 50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adena 50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adena 50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dena 5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dena 5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dena 5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dena 5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dena 5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adena 5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dena 5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dena 5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dena 5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adena 5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dena 5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dena 5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dena 5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dena 5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dena 5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dena 5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adena 5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dena 5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dena 5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dena 5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dena 5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dena 5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dena 5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adena 5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adena 5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dena 5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dena 5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dena 5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dena 5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dena 5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dena 5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dena 5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dena 5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adena 5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dena 5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dena 5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adena 5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dena 5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dena 5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adena 5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dena 5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adena 5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dena 5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dena 5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adena 5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dena 5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adena 5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dena 5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adena 5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adena 5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dena 5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dena 5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dena 5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dena 5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dena 5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dena 5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dena 5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adena 5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dena 5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dena 5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dena 5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dena 5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dena 5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adena 5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dena 5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dena 5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dena 5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dena 5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dena 5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dena 5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dena 5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dena 5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dena 5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adena 5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dena 5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adena 5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dena 5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dena 5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dena 5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adena 5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dena 5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dena 5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adena 5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dena 5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dena 5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adena 5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adena 5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dena 5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dena 5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adena 59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adena 60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adena 60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adena 60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dena 60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adena 60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dena 60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dena 60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dena 60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adena 60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dena 60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dena 6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adena 6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dena 6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dena 6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dena 6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adena 6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adena 6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adena 6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dena 6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adena 6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dena 6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adena 6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adena 6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dena 6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adena 6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dena 6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adena 6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adena 6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dena 6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adena 6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dena 6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adena 6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dena 6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adena 6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dena 6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adena 6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dena 6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dena 6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adena 6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adena 6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dena 6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adena 6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dena 6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adena 6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dena 6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dena 6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adena 6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adena 6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dena 6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adena 6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dena 6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adena 6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adena 6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adena 6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adena 6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dena 6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dena 6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dena 6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dena 6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adena 6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adena 6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adena 6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adena 6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dena 6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adena 6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dena 6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adena 6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adena 6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dena 6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dena 6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dena 6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adena 6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adena 6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adena 6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adena 6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adena 6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dena 6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dena 6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adena 6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dena 6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dena 6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dena 6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adena 6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dena 6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adena 6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dena 6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adena 6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adena 6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dena 6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dena 6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adena 6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dena 6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dena 6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dena 6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adena 6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dena 6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dena 6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adena 6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adena 6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dena 69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dena 70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adena 70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dena 70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dena 70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adena 70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dena 70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dena 70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dena 70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dena 70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dena 70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dena 7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dena 7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adena 7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dena 7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dena 7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dena 7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dena 7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dena 7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adena 7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adena 7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dena 7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adena 7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dena 7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dena 7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adena 7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dena 7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adena 7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adena 7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dena 7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adena 7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dena 7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dena 7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dena 7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adena 7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dena 7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dena 7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adena 7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adena 7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dena 7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adena 7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dena 7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adena 7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adena 7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adena 7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dena 7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dena 7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dena 7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dena 7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adena 7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dena 7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dena 7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adena 7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adena 7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adena 7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adena 7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adena 7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adena 7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dena 7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adena 7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adena 7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dena 7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dena 7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dena 7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dena 7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adena 7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adena 7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adena 7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dena 7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dena 7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adena 7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dena 7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adena 7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dena 7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adena 7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adena 7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dena 7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adena 7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dena 7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dena 7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adena 7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dena 7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dena 7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adena 7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dena 7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adena 7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dena 7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adena 7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adena 7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dena 7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adena 7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dena 7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adena 7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dena 7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dena 7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adena 7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dena 7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adena 7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dena 7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adena 7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adena 799</text:p>
          </table:table-cell>
          <table:table-cell office:value-type="date" office:date-value="2026-05-01T09:42:21" calcext:value-type="date">
            <text:p>2026-05-01 09:42:21</text:p>
          </table:table-cell>
        </table:table-row>
      </table:table>
      <table:table table:name="Splits in 400 rows (3 de 3)" table:style-name="ta2">
        <table:table-column table:style-name="co20" table:default-cell-style-name="ce40"/>
        <table:table-column table:style-name="co21" table:default-cell-style-name="ce114"/>
        <table:table-column table:style-name="co21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dena 80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adena 80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dena 80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adena 80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dena 80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dena 80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dena 80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dena 80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adena 80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adena 80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adena 8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dena 8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dena 8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adena 8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adena 8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adena 8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dena 8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adena 8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dena 8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adena 8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dena 8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dena 8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adena 8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dena 8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adena 8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dena 8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adena 8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adena 8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dena 8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adena 8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dena 8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adena 8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adena 8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dena 8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adena 8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dena 8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dena 8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adena 8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dena 8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adena 8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dena 8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adena 8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adena 8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adena 8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dena 8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adena 8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adena 8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dena 8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adena 8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adena 8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dena 8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adena 8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adena 8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adena 8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dena 8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adena 8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dena 8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dena 8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adena 8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adena 8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adena 8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adena 8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dena 8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dena 8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dena 8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adena 8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adena 8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dena 8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adena 8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dena 8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adena 8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dena 8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adena 8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dena 8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dena 8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dena 8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dena 8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dena 8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dena 8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dena 8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dena 8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dena 8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adena 8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dena 8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dena 8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adena 8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adena 8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adena 8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adena 8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adena 8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dena 8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adena 8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adena 8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dena 8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ena 8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adena 8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adena 8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adena 8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dena 8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adena 89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adena 90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dena 90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adena 90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adena 90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adena 90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dena 90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adena 90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adena 90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dena 90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dena 90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dena 91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adena 91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adena 91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dena 91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adena 91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adena 91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dena 91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dena 91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adena 91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adena 91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dena 92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adena 92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adena 92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dena 92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dena 92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dena 92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dena 92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dena 92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adena 92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dena 92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dena 93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dena 93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adena 93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dena 93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dena 93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dena 93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adena 93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adena 93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adena 93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adena 93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adena 94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dena 94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adena 94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dena 94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dena 94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dena 94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adena 94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adena 94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adena 94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adena 94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adena 95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dena 95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dena 95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adena 95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adena 95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adena 95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adena 95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adena 95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adena 95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dena 95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dena 96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adena 96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dena 96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dena 96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adena 96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dena 96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dena 96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dena 96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adena 96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dena 96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dena 97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dena 97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dena 97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dena 97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adena 97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adena 97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adena 97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dena 97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dena 97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adena 97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dena 98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adena 98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adena 98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adena 98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dena 98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dena 98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adena 98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dena 98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adena 98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adena 989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dena 990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dena 991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adena 992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adena 993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adena 994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dena 995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adena 996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adena 997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adena 998</text:p>
          </table:table-cell>
          <table:table-cell office:value-type="date" office:date-value="2026-05-01T09:42:21" calcext:value-type="date">
            <text:p>2026-05-01 09:42:2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adena 999</text:p>
          </table:table-cell>
          <table:table-cell office:value-type="date" office:date-value="2026-05-01T09:42:21" calcext:value-type="date">
            <text:p>2026-05-01 09:42:21</text:p>
          </table:table-cell>
        </table:table-row>
      </table:table>
      <table:table table:name="Internal style names" table:style-name="ta2">
        <table:table-column table:style-name="co22" table:default-cell-style-name="ce114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  <table:table-cell table:style-name="ce1" office:value-type="string" calcext:value-type="string">
            <text:p>Graphic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number-columns-repeated="2"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  <table:table-cell table:style-name="ce114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edeltaI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edelta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icalBoldCen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ical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2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percentage-style style:name="N112P0" style:volatile="true">
      <number:number number:decimal-places="2" number:min-decimal-places="2" number:min-integer-digits="1"/>
      <number:text> %</number:text>
    </number:percentage-style>
    <number:percentage-style style:name="N112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2P0"/>
    </number:percentage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2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1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style:style style:name="TimedeltaISO" style:family="table-cell" style:parent-style-name="Normal">
      <style:table-cell-properties style:diagonal-bl-tr="none" style:diagonal-tl-br="none" style:text-align-source="fix" style:repeat-content="false"/>
      <style:paragraph-properties fo:text-align="end"/>
    </style:style>
    <style:style style:name="TimedeltaSeconds" style:family="table-cell" style:parent-style-name="Float6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1">00/00/0000</text:date>, <text:time style:data-style-name="N2" text:time-value="09:42:19.83344000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1T09:42:18</meta:creation-date>
    <meta:generator>LibreOffice/25.2.7.2$Linux_X86_64 LibreOffice_project/520$Build-2</meta:generator>
    <meta:editing-duration>PT1S</meta:editing-duration>
    <meta:editing-cycles>2</meta:editing-cycles>
    <meta:initial-creator>Turulomio</meta:initial-creator>
    <dc:description>Este fichero ha sido generado con UnoGenerator-1.1.1. Puedes ver la página principal de UnoGenerator en https://github.com/turulomio/unogenerator/</dc:description>
    <dc:subject>Demostración de la clase ODS</dc:subject>
    <meta:keyword>unogenerator</meta:keyword>
    <meta:keyword>demo</meta:keyword>
    <meta:keyword>files</meta:keyword>
    <dc:date>2026-05-01T09:42:21.645064548</dc:date>
    <dc:title>Ejemplo ODS con UnoGenerator</dc:title>
    <meta:document-statistic meta:table-count="8" meta:cell-count="3390" meta:object-count="0"/>
  </office:meta>
</office:document-meta>
</file>